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7.6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none"/>
    </style:style>
    <style:style style:name="Table1.3" style:family="table-row">
      <style:table-row-properties style:min-row-height="4.36cm" fo:keep-together="auto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5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paragraph-rsid="003f5915"/>
    </style:style>
    <style:style style:name="P8" style:family="paragraph" style:parent-style-name="Standard">
      <style:text-properties officeooo:paragraph-rsid="001d0109"/>
    </style:style>
    <style:style style:name="P9" style:family="paragraph" style:parent-style-name="Standard">
      <style:text-properties officeooo:paragraph-rsid="0040c848"/>
    </style:style>
    <style:style style:name="P10" style:family="paragraph" style:parent-style-name="No_20_Spacing">
      <style:paragraph-properties fo:margin-top="0cm" fo:margin-bottom="0cm" loext:contextual-spacing="false" fo:line-height="100%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85dbe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7b229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0a00" officeooo:paragraph-rsid="002f0a00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0a00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1ffc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3f5915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a66fd" officeooo:paragraph-rsid="003a66fd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c4d13" officeooo:paragraph-rsid="003c4d13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color="#000000" officeooo:rsid="003a66fd" officeooo:paragraph-rsid="003a66fd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color="#000000" officeooo:rsid="003c4d13" officeooo:paragraph-rsid="003c4d13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color="#000000" fo:language="en" fo:country="US" fo:font-style="normal" officeooo:rsid="00465890" officeooo:paragraph-rsid="00465890" style:font-style-asian="normal" style:font-style-complex="normal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color="#000000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2e3560" style:font-size-asian="13pt" style:font-size-complex="13pt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465890" style:font-size-asian="13pt" style:font-size-complex="13pt"/>
    </style:style>
    <style:style style:name="P28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465890" officeooo:paragraph-rsid="002e3560" style:font-size-asian="13pt" style:font-size-complex="13pt"/>
    </style:style>
    <style:style style:name="P29" style:family="paragraph" style:parent-style-name="No_20_Spacing">
      <style:paragraph-properties fo:margin-top="0cm" fo:margin-bottom="0cm" loext:contextual-spacing="false" fo:line-height="100%"/>
      <style:text-properties fo:color="#ff3333" fo:font-size="13pt" officeooo:rsid="002e3560" officeooo:paragraph-rsid="002e3560" style:font-size-asian="13pt" style:font-size-complex="13pt"/>
    </style:style>
    <style:style style:name="P30" style:family="paragraph" style:parent-style-name="No_20_Spacing">
      <style:paragraph-properties fo:margin-top="0cm" fo:margin-bottom="0cm" loext:contextual-spacing="false" fo:line-height="100%"/>
      <style:text-properties fo:color="#ff3333" fo:language="en" fo:country="US" officeooo:rsid="002f0a00" officeooo:paragraph-rsid="002f0a00"/>
    </style:style>
    <style:style style:name="P31" style:family="paragraph" style:parent-style-name="No_20_Spacing">
      <style:paragraph-properties fo:margin-top="0cm" fo:margin-bottom="0cm" loext:contextual-spacing="false" fo:line-height="100%"/>
      <style:text-properties officeooo:rsid="002e3560" officeooo:paragraph-rsid="002e3560"/>
    </style:style>
    <style:style style:name="P32" style:family="paragraph" style:parent-style-name="No_20_Spacing">
      <style:paragraph-properties fo:margin-top="0cm" fo:margin-bottom="0cm" loext:contextual-spacing="false" fo:line-height="100%"/>
      <style:text-properties officeooo:rsid="0043cbe0" officeooo:paragraph-rsid="0043cbe0"/>
    </style:style>
    <style:style style:name="P33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3d7ea3" style:font-style-asian="italic"/>
    </style:style>
    <style:style style:name="P34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465890" style:font-style-asian="italic" style:font-style-complex="normal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rsid="002c1dff" officeooo:paragraph-rsid="002c1dff" style:font-weight-asian="bold"/>
    </style:style>
    <style:style style:name="P37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P38" style:family="paragraph" style:parent-style-name="No_20_Spacing">
      <style:paragraph-properties fo:margin-top="0cm" fo:margin-bottom="0cm" loext:contextual-spacing="false" fo:line-height="100%"/>
      <style:text-properties fo:color="#000000" officeooo:rsid="0046fdcf" officeooo:paragraph-rsid="0046fdcf"/>
    </style:style>
    <style:style style:name="P3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65890" officeooo:paragraph-rsid="00465890"/>
    </style:style>
    <style:style style:name="P4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6fdcf" officeooo:paragraph-rsid="0046fdc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3f5915"/>
    </style:style>
    <style:style style:name="T4" style:family="text">
      <style:text-properties fo:language="en" fo:country="US" officeooo:rsid="0040c848"/>
    </style:style>
    <style:style style:name="T5" style:family="text">
      <style:text-properties fo:color="#ff0000" fo:language="en" fo:country="US" fo:font-style="italic" style:font-style-asian="italic"/>
    </style:style>
    <style:style style:name="T6" style:family="text">
      <style:text-properties fo:color="#ff0000" fo:language="en" fo:country="US" fo:font-style="italic" officeooo:rsid="003d59dd" style:font-style-asian="italic"/>
    </style:style>
    <style:style style:name="T7" style:family="text">
      <style:text-properties officeooo:rsid="0027b229"/>
    </style:style>
    <style:style style:name="T8" style:family="text">
      <style:text-properties officeooo:rsid="002f1ffc"/>
    </style:style>
    <style:style style:name="T9" style:family="text">
      <style:text-properties officeooo:rsid="002f9bb2"/>
    </style:style>
    <style:style style:name="T10" style:family="text">
      <style:text-properties officeooo:rsid="003844be"/>
    </style:style>
    <style:style style:name="T11" style:family="text">
      <style:text-properties officeooo:rsid="0039e20a"/>
    </style:style>
    <style:style style:name="T12" style:family="text">
      <style:text-properties officeooo:rsid="003a66fd"/>
    </style:style>
    <style:style style:name="T13" style:family="text">
      <style:text-properties officeooo:rsid="003f5915"/>
    </style:style>
    <style:style style:name="T14" style:family="text">
      <style:text-properties officeooo:rsid="00465890"/>
    </style:style>
    <style:style style:name="T15" style:family="text">
      <style:text-properties officeooo:rsid="0046fd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"/>
      <text:p text:style-name="P4">MeteoStation - Documentation</text:p>
      <text:p text:style-name="P3"/>
      <text:p text:style-name="P5">RX MODULE</text:p>
      <text:p text:style-name="P3">Mikrokontroler:</text:p>
      <text:p text:style-name="P2">Stellaris® LM4F120H5QR </text:p>
      <text:p text:style-name="P2"/>
      <text:p text:style-name="P3">Datasheet:</text:p>
      <text:p text:style-name="P7">uC: <text:a xlink:type="simple" xlink:href="http://www.mouser.com/ds/2/405/lm4f120h5qr-124014.pdf" text:style-name="Internet_20_link" text:visited-style-name="Visited_20_Internet_20_Link"><text:span text:style-name="T13">http://www.mouser.com/ds/2/405/lm4f120h5qr-124014.pdf</text:span></text:a></text:p>
      <text:p text:style-name="P9"><text:span text:style-name="T1">devBoard: </text:span><text:a xlink:type="simple" xlink:href="http://www.ti.com/tool/ek-lm4f120xl" text:style-name="Internet_20_link" text:visited-style-name="Visited_20_Internet_20_Link"><text:span text:style-name="T4">http://www.ti.com/tool/ek-lm4f120xl</text:span></text:a></text:p>
      <text:p text:style-name="P8"><text:span text:style-name="T2">Nice Pinout of the devboard : </text:span><text:a xlink:type="simple" xlink:href="http://energia.nu/Guide_StellarisLaunchPad.html" text:style-name="Internet_20_link" text:visited-style-name="Visited_20_Internet_20_Link"><text:span text:style-name="T3">http://energia.nu/Guide_StellarisLaunchPad.html</text:span></text:a></text:p>
      <text:p text:style-name="P6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Device</text:p>
          </table:table-cell>
          <table:table-cell table:style-name="Table1.A1" office:value-type="string">
            <text:p text:style-name="P35">Device pins </text:p>
          </table:table-cell>
          <table:table-cell table:style-name="Table1.A1" office:value-type="string">
            <text:p text:style-name="P36">uC TI pins (PORT | PIN)</text:p>
          </table:table-cell>
        </table:table-row>
        <table:table-row table:style-name="Table1.1">
          <table:table-cell table:style-name="Table1.A1" office:value-type="string">
            <text:p text:style-name="P11">LCD SPFD5408</text:p>
          </table:table-cell>
          <table:table-cell table:style-name="Table1.A1" office:value-type="string">
            <text:p text:style-name="P11">CS</text:p>
            <text:p text:style-name="P11">RS</text:p>
            <text:p text:style-name="P11">WR</text:p>
            <text:p text:style-name="P11">RD</text:p>
            <text:p text:style-name="P11">DATA LINES:</text:p>
            <text:p text:style-name="P11">D15</text:p>
            <text:p text:style-name="P11">D14</text:p>
            <text:p text:style-name="P11">D13</text:p>
            <text:p text:style-name="P11">D12</text:p>
            <text:p text:style-name="P11">D11</text:p>
            <text:p text:style-name="P11">D10</text:p>
            <text:p text:style-name="P11">D9</text:p>
            <text:p text:style-name="P11">D8</text:p>
            <text:p text:style-name="P11">D7</text:p>
            <text:p text:style-name="P11">D6</text:p>
            <text:p text:style-name="P11">D5</text:p>
            <text:p text:style-name="P11">D4</text:p>
            <text:p text:style-name="P11">D3</text:p>
            <text:p text:style-name="P11">D2</text:p>
            <text:p text:style-name="P11">D1</text:p>
            <text:p text:style-name="P11">D0</text:p>
            <text:p text:style-name="P11"/>
            <text:p text:style-name="P11"/>
            <text:p text:style-name="P11">REST</text:p>
            <text:p text:style-name="P11">LED_A</text:p>
          </table:table-cell>
          <table:table-cell table:style-name="Table1.A1" office:value-type="string">
            <text:p text:style-name="P15">P<text:span text:style-name="T9">D</text:span>_<text:span text:style-name="T9">6 <text:s/></text:span></text:p>
            <text:p text:style-name="P15">PE_1</text:p>
            <text:p text:style-name="P15">PE_2</text:p>
            <text:p text:style-name="P15">PE_3</text:p>
            <text:p text:style-name="P11"/>
            <text:p text:style-name="P16">PC_7 <text:s/></text:p>
            <text:p text:style-name="P15">PC_6 <text:s/></text:p>
            <text:p text:style-name="P15">PC_5 <text:s/></text:p>
            <text:p text:style-name="P15">PC_4 <text:s/></text:p>
            <text:p text:style-name="P15">PD_3 <text:s/></text:p>
            <text:p text:style-name="P15">PD_2 <text:s/></text:p>
            <text:p text:style-name="P15">PD_1 <text:s/></text:p>
            <text:p text:style-name="P15">PD_0 <text:s/></text:p>
            <text:p text:style-name="P15">PB_7 <text:s/></text:p>
            <text:p text:style-name="P15">P<text:span text:style-name="T10">E</text:span>_<text:span text:style-name="T10">0</text:span> </text:p>
            <text:p text:style-name="P15">PB_5 <text:s/></text:p>
            <text:p text:style-name="P15">PB_4 <text:s/></text:p>
            <text:p text:style-name="P15">PB_3 <text:s/></text:p>
            <text:p text:style-name="P15">PB_2 <text:s/></text:p>
            <text:p text:style-name="P15">PB_1 <text:s/></text:p>
            <text:p text:style-name="P15">PB_0 <text:s/></text:p>
            <text:p text:style-name="P30"/>
            <text:p text:style-name="P15"/>
            <text:p text:style-name="P17">PF_4</text:p>
            <text:p text:style-name="P18">3.3V</text:p>
          </table:table-cell>
        </table:table-row>
        <text:soft-page-break/>
        <table:table-row table:style-name="Table1.3">
          <table:table-cell table:style-name="Table1.A1" office:value-type="string">
            <text:p text:style-name="P11">TOUCH CONTROLLER ADS7843,</text:p>
            <text:p text:style-name="P11"/>
            <text:p text:style-name="P11"/>
            <text:p text:style-name="P33"/>
            <text:p text:style-name="P33"/>
            <text:p text:style-name="P24"/>
            <text:p text:style-name="P24">RADIO RFM23</text:p>
            <text:p text:style-name="P24"/>
            <text:p text:style-name="P24"/>
            <text:p text:style-name="P24"/>
            <text:p text:style-name="P34">SSI0</text:p>
          </table:table-cell>
          <table:table-cell table:style-name="Table1.A1" office:value-type="string">
            <text:p text:style-name="P11">INT_IRQ </text:p>
            <text:p text:style-name="P11"><text:span text:style-name="T8">T_</text:span>CS</text:p>
            <text:p text:style-name="P11"><text:span text:style-name="T7">T_</text:span>CLK</text:p>
            <text:p text:style-name="P12">T_DO </text:p>
            <text:p text:style-name="P13">T_DIN </text:p>
            <text:p text:style-name="P25">PIN_BUSY – <text:span text:style-name="T14">not used</text:span></text:p>
            <text:p text:style-name="P25"/>
            <text:p text:style-name="P25"/>
            <text:p text:style-name="P38">NSEL (CS)</text:p>
            <text:p text:style-name="P38">NIRQ</text:p>
          </table:table-cell>
          <table:table-cell table:style-name="Table1.A1" office:value-type="string">
            <text:p text:style-name="P14">P<text:span text:style-name="T11">F</text:span>_<text:span text:style-name="T11">1</text:span></text:p>
            <text:p text:style-name="P14">PA_3</text:p>
            <text:p text:style-name="P14">PA_2</text:p>
            <text:p text:style-name="P14">PA_4</text:p>
            <text:p text:style-name="P14">PA_5</text:p>
            <text:p text:style-name="P14"/>
            <text:p text:style-name="P14"/>
            <text:p text:style-name="P14"/>
            <text:p text:style-name="P39">PF_<text:span text:style-name="T15">0</text:span></text:p>
            <text:p text:style-name="P40">PB_6</text:p>
            <text:p text:style-name="P28"/>
            <text:p text:style-name="P27">#SSI0</text:p>
          </table:table-cell>
        </table:table-row>
        <table:table-row table:style-name="Table1.1">
          <table:table-cell table:style-name="Table1.A1" office:value-type="string">
            <text:p text:style-name="P11">ESP8266</text:p>
            <text:p text:style-name="P10"><text:span text:style-name="T5">UART</text:span><text:span text:style-name="T6">5</text:span></text:p>
          </table:table-cell>
          <table:table-cell table:style-name="Table1.A1" office:value-type="string">
            <text:p text:style-name="P21">TX<text:span text:style-name="T12">D0</text:span></text:p>
            <text:p text:style-name="P21">RX<text:span text:style-name="T12">D0</text:span></text:p>
            <text:p text:style-name="P22">GPIO0</text:p>
            <text:p text:style-name="P22">GPIO2</text:p>
            <text:p text:style-name="P23">GPIO15</text:p>
            <text:p text:style-name="P22">EN </text:p>
            <text:p text:style-name="P22">RST</text:p>
          </table:table-cell>
          <table:table-cell table:style-name="Table1.A1" office:value-type="string">
            <text:p text:style-name="P14">PE_4 (RX)</text:p>
            <text:p text:style-name="P14">PE_5 (TX)</text:p>
            <text:p text:style-name="P19">3.3V (GND for flashing)</text:p>
            <text:p text:style-name="P19">3.3V</text:p>
            <text:p text:style-name="P20">GND</text:p>
            <text:p text:style-name="P19">10k resistor to 3.3V</text:p>
            <text:p text:style-name="P19">3.3V (GND to cause reset)</text:p>
            <text:p text:style-name="P26">#UART5</text:p>
          </table:table-cell>
        </table:table-row>
        <table:table-row table:style-name="Table1.1">
          <table:table-cell table:style-name="Table1.A1" office:value-type="string">
            <text:p text:style-name="P11">USB micro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1">Already on the board</text:p>
          </table:table-cell>
        </table:table-row>
        <table:table-row table:style-name="Table1.1">
          <table:table-cell table:style-name="Table1.A1" office:value-type="string">
            <text:p text:style-name="P10">I2C</text:p>
          </table:table-cell>
          <table:table-cell table:style-name="Table1.A1" office:value-type="string">
            <text:p text:style-name="P32">Future use</text:p>
          </table:table-cell>
          <table:table-cell table:style-name="Table1.A1" office:value-type="string">
            <text:p text:style-name="P31">PA_6 (SCL)</text:p>
            <text:p text:style-name="P31">PA_7 (SDA)</text:p>
            <text:p text:style-name="P29">#I2C1</text:p>
          </table:table-cell>
        </table:table-row>
        <table:table-row table:style-name="Table1.1">
          <table:table-cell table:style-name="Table1.A1" office:value-type="string">
            <text:p text:style-name="P10">SD Card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1">NOT NEEDED ?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54</meta:editing-cycles>
    <meta:creation-date>2014-03-27T22:10:00</meta:creation-date>
    <dc:date>2017-10-12T23:11:42.432000000</dc:date>
    <meta:editing-duration>P1DT21H53M36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103" meta:word-count="151" meta:character-count="871" meta:non-whitespace-character-count="7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